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First_20_line_20_indent">
      <style:paragraph-properties fo:margin-left="0in" fo:margin-right="0in" fo:text-indent="0in" style:auto-text-indent="false"/>
      <style:text-properties fo:font-size="8pt" style:font-size-asian="8pt" style:font-size-complex="8pt"/>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20" style:family="paragraph" style:parent-style-name="First_20_line_20_indent">
      <style:paragraph-properties fo:text-align="end" style:justify-single-word="false"/>
    </style:style>
    <style:style style:name="P21" style:family="paragraph" style:parent-style-name="First_20_line_20_indent">
      <style:paragraph-properties fo:margin-top="0.0402in" fo:margin-bottom="0.0402in"/>
    </style:style>
    <style:style style:name="P22"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3" style:family="paragraph" style:parent-style-name="Standard">
      <style:text-properties fo:font-size="8pt" style:font-size-asian="8pt" style:font-size-complex="8pt"/>
    </style:style>
    <style:style style:name="P24" style:family="paragraph" style:parent-style-name="Standard">
      <style:paragraph-properties fo:text-align="end" style:justify-single-word="false"/>
    </style:style>
    <style:style style:name="P25" style:family="paragraph" style:parent-style-name="Standard">
      <style:paragraph-properties fo:margin-top="0.0402in" fo:margin-bottom="0in"/>
    </style:style>
    <style:style style:name="P26" style:family="paragraph" style:parent-style-name="Standard">
      <style:paragraph-properties fo:margin-top="0.0402in" fo:margin-bottom="0in" fo:text-align="end" style:justify-single-word="false"/>
    </style:style>
    <style:style style:name="P27" style:family="paragraph" style:parent-style-name="Standard">
      <style:paragraph-properties fo:margin-top="0.0402in" fo:margin-bottom="0in"/>
      <style:text-properties fo:font-size="8pt" style:font-size-asian="8pt" style:font-size-complex="8pt"/>
    </style:style>
    <style:style style:name="P28" style:family="paragraph" style:parent-style-name="Standard">
      <style:paragraph-properties fo:margin-top="0.0598in" fo:margin-bottom="0in"/>
    </style:style>
    <style:style style:name="P29" style:family="paragraph" style:parent-style-name="Standard">
      <style:paragraph-properties fo:margin-top="0.0598in" fo:margin-bottom="0in"/>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16% 88%"/>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18"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7" text:outline-level="2">CONTENTS </text:h>
      <text:p text:style-name="Standard"/>
      <text:p text:style-name="Standard">INTRODUCTION .... xi</text:p>
      <text:p text:style-name="Standard">FRANCES BRAWNE, afterwards Mrs. Louis Lindon ..... xix </text:p>
      <text:p text:style-name="Standard">FRANCES MARY KEATS, afterwards Senora Valentine Llanos . . . xxiii </text:p>
      <text:p text:style-name="Standard"/>
      <text:p text:style-name="Standard">LETTERS ............................................. 1 </text:p>
      <text:p text:style-name="Standard">INDEX ............................................ 75 </text:p>
      <text:h text:style-name="Heading_20_3" text:outline-level="3">LIST OF ILLUSTRATIONS </text:h>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in her old age. From the original portrait by her son, Juan Llanos y </text:p>
      <text:p text:style-name="Standard">Keats .... facing p. 74</text:p>
      <text:p text:style-name="Standard"/>
      <text:p text:style-name="Standard">Note, by the person who updated the computer generated file.</text:p>
      <text:p text:style-name="First_20_line_20_indent">Into this document file, I have fixed many spellings such as “m” to “in”, and punctuations such as “,” to “.”. I chose to use “Mr” rather than using mixed font size and offset such as, “M<text:span text:style-name="T4">r</text:span>”. <text:s/>I fixed the footnote markers and moved the footnotes after the letter rather than breaking up the reading of the letter. I re-added the italic font to many words based on the PDF of the original. I added periods where there was extra space followed by a capital letter (in PDF).</text:p>
      <text:h text:style-name="P16"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8"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7"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18"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8"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text:soft-page-break/></text:p>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text:soft-page-break/>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text:soft-page-break/>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pan text:style-name="T2">He has many, many times talked over “the few happy days at your house, the only time when his mind was at ease”.’ </text:span></text:p>
      <text:p text:style-name="Standard"/>
      <text:p text:style-name="Standard">him back to us. Surely, that is saying a great deal—and yet the <text:soft-page-break/>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text:soft-page-break/>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Standard">Postmark: 26 Feb 1821. 2 o’clock. </text:p>
      <text:p text:style-name="Standard"><text:soft-page-break/>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text:soft-page-break/>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text:soft-page-break/>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text:soft-page-break/></text:p>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17"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text:span text:style-name="T1">Lamia, Isabella, the Eve of St. Agnes, and other poems</text:span>, 1820. The tragedy was Otho the Great. The ‘story’ may have been The Cap and Bells.</text:p>
      <text:p text:style-name="P9"><text:span text:style-name="Endnote_20_anchor">2</text:span> Fanny Brawne made a mistake of two days in the date, 23rd 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16"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19">No address or postmark. </text:p>
      <text:p text:style-name="Standard"/>
      <text:p text:style-name="P14"><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6">FRANCES BRAWNE <text:s text:c="8"/></text:p>
      <text:p text:style-name="P25">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4">Thursday evening [Nov. 15, 1821]</text:p>
      <text:p text:style-name="P21">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4">Yours most affectionately <text:s text:c="8"/></text:p>
      <text:p text:style-name="P4"><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9"><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20">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text:soft-page-break/>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 One thing is certain to me, which is, that it is impossible to write about books, for before you can get out your sensations about one line the letter is finished—but it is always better to talk about them—Llanos was here the other day looking bad enough and more like a Frenchman than a Spaniard—I keep that name for best, and in common call him Guiterez—</text:p>
      <text:p text:style-name="First_20_line_20_indent">I who call on nobody have actually four calls and two visits to make as soon as the weather will suffer it, besides yours which is a visitation, in Mrs A's opinion at any rate. I do believe I always stay 3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P4">Yours very affectionately <text:s text:c="13"/></text:p>
      <text:p text:style-name="P4">F B <text:s text:c="24"/></text:p>
      <text:p text:style-name="P25"><text:span text:style-name="T1">No address or postmark.</text:span></text:p>
      <text:p text:style-name="P27"><text:span text:style-name="Endnote_20_anchor">1</text:span> Fanny Keats was 18 1/2. See Letter No. 11. ‘Mr. Brown . . has </text:p>
      <text:p text:style-name="Standard"><text:span text:style-name="T2">a large bible.'</text:span></text:p>
      <text:p text:style-name="P25"><text:span text:style-name="Endnote_20_anchor"><text:span text:style-name="T2">2</text:span></text:span><text:span text:style-name="T2"> A reflection of Keats's opinion of Lord Byron </text:span></text:p>
      <text:p text:style-name="Standard"/>
      <text:p text:style-name="Standard"/>
      <text:p text:style-name="Standard"/>
      <text:h text:style-name="Heading_20_3" text:outline-level="3"><text:soft-page-break/>No. 16 </text:h>
      <text:p text:style-name="P4">Thursday Dec. 13th [1821]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for which I am very sorry but the register will always be of use particularly when you are of age to show Mr Abbey as without so good an evidence he might doubt your word—I like Mrs Abbey's attempts the other day to make you but seventeen—a worthless old woman. You will see that I have not forgotten the story she told me—I saw Mrs <text:s/>Henderson yesterday but quite forgot to ask her about it—I dined with Mrs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text:span text:style-name="Footnote_20_anchor">1</text:span> but I will not touch on such subjects for there are much better times and ways to remember them—I think you will like the great part of the Indicator I sent you—there are two pieces of poetry in it signed Caviare, by your brother<text:span text:style-name="Endnote_20_anchor">2</text:span> I never open it for he is connected with every page—</text:p>
      <text:p text:style-name="First_20_line_20_indent">Tuesday December 18th. When I had written so far I was called away and have never been able to finish till today—I was at a party last night the first <text:span text:style-name="T1">real</text:span> party I have been to this year—You would have laughed had you seen me dressed out in my cap &amp;c—I did feel a little queer—I have not written to Mr Wylie<text:span text:style-name="Endnote_20_anchor">3</text:span> nor am I sure that I shall ever summon courage to do so—But you have no right to blame me for a little modesty, so don't feel disappointed if you never get the picture at all—To be sure it is very dishonest of him to keep it—I shall if I can find it, <text:soft-page-break/>enclose you George's hair—and then you will not be able to accuse me of anything of the sort. </text:p>
      <text:p text:style-name="P4">I remain my dear Fanny </text:p>
      <text:p text:style-name="P4">Yours most affectionately f. b. </text:p>
      <text:p text:style-name="P25">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text:span text:style-name="Endnote_20_anchor">4</text:span> for the better or worse—The oddest thing is the dark one was cut off first. </text:p>
      <text:p text:style-name="P28"><text:span text:style-name="T1">Postmark</text:span> Hampstead, 12 o'clock, De. 19. 1821. </text:p>
      <text:p text:style-name="Standard"><text:span text:style-name="T1">Address</text:span>. For Miss Keats </text:p>
      <text:p text:style-name="Standard"><text:s text:c="18"/>No 4. Pancras Lane </text:p>
      <text:p text:style-name="Standard"><text:s text:c="24"/>Cheapside—</text:p>
      <text:p text:style-name="P29"><text:span text:style-name="Footnote_20_anchor">1</text:span> The day on which she probably became engaged to John Keats. </text:p>
      <text:p text:style-name="P9"><text:span text:style-name="Footnote_20_anchor">2</text:span> The Indicator, the number of May 10th, 1820, contained 'La Belle Dame sans Mercy', that of June 28th, the sonnet 'As Hermes once', both signed ‘Caviare'. Both printed for the first time. </text:p>
      <text:p text:style-name="P9"><text:span text:style-name="Footnote_20_anchor">3</text:span> Henry or Charles Wylie, brothers-in-law of George Keats. </text:p>
      <text:p text:style-name="P9"><text:span text:style-name="Footnote_20_anchor">4</text:span> Amy Lowell, voL ii, p 135, writes ‘She was prostrated and </text:p>
      <text:p text:style-name="P9">seriously ill for some time.' There is no mention of illness in these letters, hut the comment on the change in colour of her hair is curious. </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text:span text:style-name="Footnote_20_anchor">1</text:spa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text:soft-page-break/>have no doubt will be in as good time a month hence. The next time I come to see you I will be earlier whether M^® Dilke is with me or not—^that is what makes me dislike bringing her she likes me to set out from her house and I know she cannot be ready in time. I am very bad, but I can get ready on some occasions for instance, whenever I have come to see you It has been generally early enough. 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Dilke I am the worst person in the world for being ready—You are a naughty girl for what little of your books you can read you never tell me a word about. I hope you will not, from my asking for the two books, hurry with the rest for you are perfectly welcome to them for years, which is saying nothing for nobody returns a Pamphlet or newspaper—^under nine months.</text:p>
      <text:p text:style-name="Standard"/>
      <text:p text:style-name="First_20_line_20_indent">How I liked that sly question about Guiterez that morning. I did not dare look up for fear of laugh- 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family'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lonely ’—^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Standard">I remain my dear Fanny's </text:p>
      <text:p text:style-name="Standard"><text:soft-page-break/>Very affectionate Frances brawne—</text:p>
      <text:p text:style-name="Standard">Postmark. 7 o’clock, Feb. 4 1822. Aft. </text:p>
      <text:p text:style-name="Standard">Address For Miss Keats </text:p>
      <text:p text:style-name="Standard">No. 4 Pancras Lane, </text:p>
      <text:p text:style-name="Standard">Cheapside. </text:p>
      <text:p text:style-name="Standard"/>
      <text:p text:style-name="P9"><text:span text:style-name="Footnote_20_anchor">1</text:span> First published in the London Magazine^ October and November, 1821.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 Abby makes herself more disagreeable than usual whenever you have any of your friends to see you. What an uncomfortable way we are obliged to see each other in. Two years^ seems a long while to look forward, yet I </text:p>
      <text:p text:style-name="P14"/>
      <text:p text:style-name="P15">^ Fanny Keats would be 21 on June 3rd, 1824. </text:p>
      <text:p text:style-name="Standard"/>
      <text:p text:style-name="Standard">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 I remain yours affectionately</text:p>
      <text:p text:style-name="Standard"><text:soft-page-break/>My dear Fanny </text:p>
      <text:p text:style-name="Standard">FRANCES BRAWNE </text:p>
      <text:p text:style-name="Standard"/>
      <text:p text:style-name="Standard">Postmark: Hampstead, 12 o’clock, Mr. 18 1822. M </text:p>
      <text:p text:style-name="Standard">Address. Miss Keats </text:p>
      <text:p text:style-name="Standard">at Mr. Abbeys </text:p>
      <text:p text:style-name="Standard">No. 4 Pancras Lane </text:p>
      <text:p text:style-name="Standard">Cheapside. </text:p>
      <text:p text:style-name="Standard"/>
      <text:h text:style-name="Heading_20_3" text:outline-level="3">No. 19 </text:h>
      <text:p text:style-name="P4">Hampstead May 7th C 1^22.3</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 </text:p>
      <text:p text:style-name="Standard"/>
      <text:p text:style-name="Standard">The truth is that instead of staying a fortnight at Hampton I stayed nearly five weeks and then I was with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liow very little I have seen of you this winter and yet I have only missed one opportunity, which was just before I left home—^now I think of it perhaps we shall meet at the exhibition I am going there with M^® Dilke in about ten days, but if,—^when you go, you can give me a tolerable long notice, I think I can meet you there </text:p>
      <text:p text:style-name="Standard"/>
      <text:p text:style-name="Standard">Your pigeons, my dear girl, I accept with the greatest pleasure, they come at a very good time, when I have just lost my favorite <text:soft-page-break/>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
      <text:p text:style-name="Standard">let out, join other pigeons and leave me? I ask these questions because I should be sorry to lose them through my inexperience. I mean to read what Buffon^ says of pigeons, tonight. </text:p>
      <text:p text:style-name="Standard"/>
      <text:p text:style-name="Standard">I have read BufFon but he gives me no account how I am to feed them, so I must rely entirely on you. The very first time Abbey comes to town I will certainly call on you—^in a week's time I shall be staying with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Standard"/>
      <text:p text:style-name="Standard">Oh Fanny I wish to goodness you were two or three years older—I get quite disheartened when I think of it—I suppose you have seen by this time that Byron was very little concerned in the affair you mentioned, and that his being arrested is a mistake^—I have been very comfortable and \^for at] Hampton. There is a palace there built by Cardinal Wolsey, a great part 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God bless you, dear Fanny </text:p>
      <text:p text:style-name="Standard">Yours most affectionately f b—</text:p>
      <text:p text:style-name="Standard">Postmark Hampstead, 8 o’clock. My. 8. 1822. Ev, &amp; NL </text:p>
      <text:p text:style-name="Standard">Address: For Miss Keats </text:p>
      <text:p text:style-name="Standard">Richard Abbey’s Esq. </text:p>
      <text:p text:style-name="Standard">Walthamstow. </text:p>
      <text:p text:style-name="Standard"/>
      <text:p text:style-name="P9"><text:soft-page-break/>^ Comte deBuffon (1707-88). Published his iVafura History, 1749-67 </text:p>
      <text:p text:style-name="P9"/>
      <text:p text:style-name="Standard"><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text:span><text:span text:style-name="T2">See Medwin’s Conversations with Lord Byron^ 1824, p. 375.</text:span> </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text:p>
      <text:p text:style-name="Standard"/>
      <text:p text:style-name="P9">^ The struggle for independence in Brazil. On Oct 12th, 1822, </text:p>
      <text:p text:style-name="P9">relations with Portugal were severed, and Dom Pedro was made constitutional Emperor. War followed, and the Portuguese fleet was defeated by Lord Cochrane, commanding the Brazilian navy. </text:p>
      <text:p text:style-name="Standard"/>
      <text:p text:style-name="Standard">you to have a new dress if you cannot get it for SO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text:soft-page-break/>flower, in this manner.—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but very little fulness except at the bottom of the waist. The sleeve as you see is a plain one of the usual size, with a frill round the arm, which you can put in lace this pattern will I think 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but as he is a young beginner I suppose he will spoil the first pair or two. </text:p>
      <text:p text:style-name="Standard">Yours truly, </text:p>
      <text:p text:style-name="Standard">FRANCES BRAWNE </text:p>
      <text:p text:style-name="Standard"/>
      <text:p text:style-name="Standard">Postmark torn </text:p>
      <text:p text:style-name="Standard">Address, For Miss Keats, </text:p>
      <text:p text:style-name="Standard"><text:soft-page-break/>4, Pancras Lane, </text:p>
      <text:p text:style-name="Standard">Queen Street, </text:p>
      <text:p text:style-name="Standard">Cheapside. </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 to the following effect *Dear Fanny, for heaven's sake come home directly, M^ Romay^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o set close to the arm. I will try to draw it, but it can be only to make you understand, not your dressmaker. </text:p>
      <text:p text:style-name="Standard"/>
      <text:p text:style-name="P9">^ Margaret was Fanny’s younger sister. </text:p>
      <text:p text:style-name="P9">® Mr. Romay: perhaps a teacher of music and dancing. </text:p>
      <text:p text:style-name="Standard"/>
      <text:p text:style-name="Standard">What I have drawn is, God knows, as unlike a sleeve with an arm in it, as heart can wish, and gives no great idea of my skill <text:soft-page-break/>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olerably pleasant S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in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Standard">Comp*® and thanks to Abbey and remember me to </text:p>
      <text:p text:style-name="Standard">Miss A—. </text:p>
      <text:p text:style-name="Standard"/>
      <text:p text:style-name="Standard">Delivered by hand. </text:p>
      <text:p text:style-name="Standard">Address. Miss Keats </text:p>
      <text:p text:style-name="Standard">Richard Abbeys Esq. </text:p>
      <text:p text:style-name="Standard">Walthamstow. </text:p>
      <text:p text:style-name="Standard"/>
      <text:h text:style-name="Heading_20_3" text:outline-level="3"><text:soft-page-break/>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is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Street—but she is very expensive, you had better know the price in either case and I think it would be as well to mention my name.—</text:p>
      <text:p text:style-name="Standard">Yours very affectionately </text:p>
      <text:p text:style-name="Standard">FRANCES BRAWNE </text:p>
      <text:p text:style-name="Standard">My Mother thinks my Aunt will stay plague take it </text:p>
      <text:p text:style-name="Standard">but I shall write again—</text:p>
      <text:p text:style-name="Standard"><text:soft-page-break/>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in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 </text:p>
      <text:p text:style-name="Standard">Yours affectionately my dear Girl </text:p>
      <text:p text:style-name="Standard">FRANCES BRAWNE </text:p>
      <text:p text:style-name="Standard"/>
      <text:p text:style-name="Standard">Postmark imperfect Au 1822. N </text:p>
      <text:p text:style-name="Standard"><text:soft-page-break/>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9">^ ‘ Carlo, Mrs. Brawne’s dog.* (tellers, p 459) </text:p>
      <text:p text:style-name="Standard"/>
      <text:p text:style-name="Standard">Now in applying to you to know whether you can account for it I consider I am taking counser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text:soft-page-break/>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9">^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text:soft-page-break/>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9">^ John Hamilton Reynolds married Miss Eliza Powell 0rewe </text:p>
      <text:p text:style-name="P9">Aug. 31st, 1822. </text:p>
      <text:p text:style-name="Standard"/>
      <text:p text:style-name="Standard">I see I have mentioned in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 fortunately for those who delight in these wonders I had only a little caustic applied, which is nothing at all to talk about<text:soft-page-break/>—</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9">^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Of the rest Beppo is now known to be his; I send the Vampire^ which has nothing particular to recommend it, but being at first published as Lord B ’s, who however did not write it—^Beppo and the first Don Juan are considered by all very clever. The second volume of Don Juan you will not I think like <text:soft-page-break/>so well—</text:p>
      <text:p text:style-name="Standard"/>
      <text:p text:style-name="P9">^ Keats writes to Fanny Brawne, May, 1820 * I have been employed in marking the most beautiful passages in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9">^ Peter George Patmore (1786-1855), father of Coventry Pat- </text:p>
      <text:p text:style-name="P9">more </text:p>
      <text:p text:style-name="P9"/>
      <text:p text:style-name="P9">® John Scott and J. H Christie fought a duel following Scott’s </text:p>
      <text:p text:style-name="P9">denouncement of ‘Z’ in the London Magazine Lockhart challenged Scott, but his friend Christie took his place Scott was mortally wounded and died six weeks later The London Magazine for March, 1821, states in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homas Richards on Feb 18th, 1821, says* ‘Miss Brawne has just told me she has heard that the ball has been extracted, and that Scottislikely to recover.’ </text:p>
      <text:p text:style-name="P9">® The London Magazine Fanny Brawne was evidently sending </text:p>
      <text:p text:style-name="P9">bound volumes, not monthly parts See next letter. </text:p>
      <text:p text:style-name="P9">^ Keats records his adimration of Hazlitt; that he admired Charles Lamb also is new. </text:p>
      <text:p text:style-name="Standard"><text:soft-page-break/></text:p>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9">^ George Keats had settled at Louisville, Kentucky, U.S A. </text:p>
      <text:p text:style-name="P9">® C. W. Dilke’s brother, who had built a house on an adjoining plot of 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Dilke last Wednesday, three or four days sooner than I expected in consequence of M^ W. Dilke’s being expected in London, for fear there should be any mistake between your town and country house I shall get my brother to enquire in Pancras lane, for your present residence. I have been from home so much during the <text:soft-page-break/>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 Fanny, from last June You had better begin M^®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9">^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text:soft-page-break/>cochineal instead of turning to lilac makes a faint pink whichisvery pretty—I powdered it first very fine put some boiling water on it and poured it into a saucepan when nearly cold. To a gallon and a half of water I put as much cochineal as came to a penny After I wrote to you I saw a basket at M^®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is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9">^ A vegetable dyestuff used for fabrics. </text:p>
      <text:p text:style-name="P9">^ Burndge Davenport lived in Church Row, Hampstead. Keats </text:p>
      <text:p text:style-name="P9">frequently visited Mr and Mrs. Davenport when living at Wentworth </text:p>
      <text:p text:style-name="P9">Place. There is an unpublished letter in the British Museum, dated November, 18X8, from Keats to Mrs Davenport thanking her for her inquires about Tom's health. </text:p>
      <text:p text:style-name="P9">^ Itisevident that by this date Llanos was well acquainted with </text:p>
      <text:p text:style-name="P9">the friends of Uie Brawnes in Hampstead. </text:p>
      <text:p text:style-name="Standard"/>
      <text:h text:style-name="Heading_20_3" text:outline-level="3"><text:soft-page-break/>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9">^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 they call her a dragon pouter) that I shall wait till I can marry her more to my satisfaction—^Thenewcomer is a dragon runt—Miss Rowcroft is not in the city but if she returns there and I go to see her I shall call on <text:soft-page-break/>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 Dilke I believe she is quite affronted <text:soft-page-break/>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6"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9">^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P9">^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p>
      <text:p text:style-name="P9">^ La Gazza Ladra (‘The Thieving Magpie’), comic opera, music by Rossini, first produced in London on Mar 10th, 1821. Pietro VEremita (better known as Mosi in Bgiito), opera, music by Rossini, first pro- duced in London on Apr 23rd, 1822. </text:p>
      <text:h text:style-name="P17"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45</text:page-number></text:p>
      </style:header>
      <style:header-left>
        <text:p text:style-name="MP2"><text:page-number text:select-page="current">48</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6T12:40:00</dc:date>
    <meta:editing-cycles>1936</meta:editing-cycles>
    <meta:editing-duration>P120DT23H19M50S</meta:editing-duration>
    <meta:generator>OpenOffice/4.1.7$Unix OpenOffice.org_project/417m1$Build-9800</meta:generator>
    <dc:subject>The letters of Fanny Brawne to Fanny Keats.</dc:subject>
    <meta:document-statistic meta:table-count="0" meta:image-count="2" meta:object-count="0" meta:page-count="75" meta:paragraph-count="675" meta:word-count="23907" meta:character-count="126455"/>
  </office:meta>
</office:document-meta>
</file>